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02cm" fo:text-align="center" style:justify-single-word="false"/>
    </style:style>
    <style:style style:name="P2" style:family="paragraph" style:parent-style-name="Heading_20_1" style:list-style-name="WWNum1a">
      <style:paragraph-properties style:line-height-at-least="0.423cm"/>
    </style:style>
    <style:style style:name="P3" style:family="paragraph" style:parent-style-name="Heading_20_1">
      <style:paragraph-properties style:line-height-at-least="0.423cm"/>
      <style:text-properties officeooo:paragraph-rsid="000b34d2"/>
    </style:style>
    <style:style style:name="P4" style:family="paragraph" style:parent-style-name="Heading_20_2" style:list-style-name="WWNum1a">
      <style:paragraph-properties style:line-height-at-least="0.423cm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</style:style>
    <style:style style:name="P6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7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0b34d2"/>
    </style:style>
    <style:style style:name="P8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0b3e23"/>
    </style:style>
    <style:style style:name="P10" style:family="paragraph" style:parent-style-name="LO-normal">
      <style:paragraph-properties fo:margin-left="1.27cm" fo:margin-right="0cm" fo:text-indent="0cm" style:auto-text-indent="false"/>
    </style:style>
    <style:style style:name="P11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0b3e23"/>
    </style:style>
    <style:style style:name="P12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13" style:family="paragraph" style:parent-style-name="LO-normal">
      <style:paragraph-properties fo:margin-left="0cm" fo:margin-right="0cm" fo:margin-top="0cm" fo:margin-bottom="0.212cm" style:contextual-spacing="false" fo:line-height="100%" fo:orphans="0" fo:widows="0" fo:text-indent="0cm" style:auto-text-indent="false"/>
      <style:text-properties officeooo:paragraph-rsid="000b34d2"/>
    </style:style>
    <style:style style:name="P14" style:family="paragraph" style:parent-style-name="Title">
      <style:paragraph-properties style:line-height-at-least="0.002cm" fo:text-align="center" style:justify-single-word="false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2pt" fo:language="pt" fo:country="BR" officeooo:rsid="000b34d2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loext:opacity="0%" style:font-name="Liberation Serif" fo:font-size="12pt" fo:language="pt" fo:country="BR" officeooo:rsid="000b3e23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b34d2" style:font-size-asian="10pt" style:font-size-complex="10pt"/>
    </style:style>
    <style:style style:name="T9" style:family="text">
      <style:text-properties fo:font-size="10pt" officeooo:rsid="000b3e23" style:font-size-asian="10pt" style:font-size-complex="10pt"/>
    </style:style>
    <style:style style:name="T10" style:family="text">
      <style:text-properties officeooo:rsid="000b34d2"/>
    </style:style>
    <style:style style:name="T11" style:family="text">
      <style:text-properties style:font-name="Liberation Sans" fo:font-size="14pt" officeooo:rsid="000b34d2" style:font-name-asian="Microsoft YaHei" style:font-size-asian="14pt" style:font-name-complex="Arial" style:font-size-complex="14pt"/>
    </style:style>
    <style:style style:name="T12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3" style:family="text">
      <style:text-properties officeooo:rsid="000b3e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Sistema de </text:span><text:span text:style-name="T6">Gerenciamento de Teatro</text:span><text:line-break/>Caso de Uso: <text:span text:style-name="T11">Cadastrar usuário</text:span></text:p>
      <text:list xml:id="list1638031147" text:style-name="WWNum1a">
        <text:list-item>
          <text:p text:style-name="P2">Descrição</text:p>
        </text:list-item>
      </text:list>
      <text:p text:style-name="P5"><text:span text:style-name="T7">Este serviço descreve como é feita </text:span><text:span text:style-name="T3">a compra de um ingresso.</text:span></text:p>
      <text:list xml:id="list132808923437393" text:continue-numbering="true" text:style-name="WWNum1a">
        <text:list-item>
          <text:p text:style-name="P2">Descrição do Ator</text:p>
          <text:list>
            <text:list-item>
              <text:p text:style-name="P4">Usuário </text:p>
            </text:list-item>
          </text:list>
        </text:list-item>
        <text:list-item>
          <text:p text:style-name="P2">Pré-requisito</text:p>
        </text:list-item>
      </text:list>
      <text:p text:style-name="P9"><text:span text:style-name="T7">1. Não se aplica</text:span></text:p>
      <text:list xml:id="list132809305588297" text:continue-numbering="true" text:style-name="WWNum1a">
        <text:list-item>
          <text:p text:style-name="P2">Fluxo básico de eventos</text:p>
        </text:list-item>
      </text:list>
      <text:list xml:id="list1710346811" text:style-name="WWNum2a">
        <text:list-item>
          <text:p text:style-name="P11"><text:span text:style-name="T7">O usuário faz escolhe uma peça e sessão e então e redirecionado para uma tela de compra.</text:span></text:p>
        </text:list-item>
        <text:list-item>
          <text:p text:style-name="P11"><text:span text:style-name="T7">O usuário realiza o pagamento e recebe o ingresso e um comprovante de pagamento.</text:span></text:p>
        </text:list-item>
      </text:list>
      <text:list xml:id="list132810669696552" text:continue-list="list132809305588297" text:style-name="WWNum1a">
        <text:list-item>
          <text:p text:style-name="P2">Fluxos alternativos</text:p>
        </text:list-item>
      </text:list>
      <text:p text:style-name="P3"><text:span text:style-name="T10">5.1 </text:span><text:span text:style-name="T12">Sessão cheia</text:span></text:p>
      <text:p text:style-name="P6"><text:span text:style-name="T7">Caso </text:span><text:span text:style-name="T2">a </text:span><text:span text:style-name="T3">Sessão informada não tenha mais acentos livres</text:span><text:span text:style-name="T7">:</text:span></text:p>
      <text:p text:style-name="P7"><text:span text:style-name="T8"><text:tab/>1. </text:span><text:span text:style-name="T7">O sistema informa ao usuário que </text:span><text:span text:style-name="T2">aquela </text:span><text:span text:style-name="T3">sessão está cheia.</text:span></text:p>
      <text:p text:style-name="P13"><text:span text:style-name="T8"><text:tab/><text:tab/>2. O sistema </text:span><text:span text:style-name="T3">volta para a tela de escolha de sessão</text:span><text:span text:style-name="T8">.</text:span></text:p>
      <text:p text:style-name="P3"><text:span text:style-name="T10">5.2 </text:span><text:span text:style-name="T12">Falha no pagamento</text:span><text:bookmark-start text:name="_heading=h.e9sl33f212yp"/></text:p>
      <text:p text:style-name="P6"><text:span text:style-name="T3">Em caso de falha no pagamento</text:span><text:span text:style-name="T7">:</text:span></text:p>
      <text:list xml:id="list851971491" text:style-name="WWNum3a">
        <text:list-header>
          <text:p text:style-name="P12"><text:span text:style-name="T8">1. </text:span><text:span text:style-name="T7">O sistema informa ao usuário que </text:span><text:span text:style-name="T9">houve falha no pagamento</text:span><text:span text:style-name="T7">.</text:span></text:p>
          <text:p text:style-name="P12"><text:span text:style-name="T8">2. </text:span><text:span text:style-name="T7">O </text:span><text:span text:style-name="T8">sistema pede que refaça </text:span><text:span text:style-name="T9">o processo e tente novamente</text:span><text:span text:style-name="T7">. </text:span></text:p>
        </text:list-header>
      </text:list>
      <text:list xml:id="list132810935180632" text:continue-list="list132810669696552" text:style-name="WWNum1a">
        <text:list-item>
          <text:p text:style-name="P2">Cenários chave</text:p>
          <text:list>
            <text:list-item>
              <text:p text:style-name="P4">Erro ao conectar com o banco de dados.</text:p>
            </text:list-item>
          </text:list>
        </text:list-item>
        <text:list-item>
          <text:p text:style-name="P2">Pós-condição</text:p>
          <text:list>
            <text:list-item>
              <text:p text:style-name="P4">Conclusão <text:span text:style-name="T13">de compra. </text:span></text:p>
            </text:list-item>
          </text:list>
        </text:list-item>
      </text:list>
      <text:p text:style-name="P10">O usuário conseguiu efetuar <text:span text:style-name="T5">a compra e agora tem um ingresso para assistir uma sessão</text:span><text:span text:style-name="T7">.</text:span><text:bookmark-start text:name="_heading=h.3ybgif14tkxo"/></text:p>
      <text:list xml:id="list132810731967671" text:continue-numbering="true" text:style-name="WWNum1a">
        <text:list-item>
          <text:list>
            <text:list-item>
              <text:p text:style-name="P4">Falha <text:span text:style-name="T12">na compra</text:span><text:bookmark-start text:name="_heading=h.i3hgy9e01tu0"/></text:p>
            </text:list-item>
          </text:list>
        </text:list-item>
      </text:list>
      <text:p text:style-name="P10">O usuário não conseguiu se <text:span text:style-name="T10">cadastrar</text:span> e foi informado.</text:p>
      <text:list xml:id="list132809051421286" text:continue-numbering="true" text:style-name="WWNum1a">
        <text:list-item>
          <text:p text:style-name="P2"><text:soft-page-break/>Requisitos especiais</text:p>
        </text:list-item>
      </text:list>
      <text:p text:style-name="P8"/>
      <text:p text:style-name="LO-normal"/>
      <text:p text:style-name="P1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3:28:08.805000000</dc:date>
    <meta:editing-duration>PT14M9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7" meta:word-count="191" meta:character-count="1038" meta:non-whitespace-character-count="882"/>
  </office:meta>
</office:document-meta>
</file>